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3333" draw:textarea-vertical-align="middle"/>
    </style:style>
    <style:style style:name="gr5" style:family="graphic" style:parent-style-name="standard">
      <style:graphic-properties draw:fill="solid" draw:fill-color="#33ff99" draw:textarea-vertical-align="middle"/>
    </style:style>
    <style:style style:name="gr6" style:family="graphic" style:parent-style-name="objectwithoutfill">
      <style:graphic-properties svg:stroke-color="#3399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cm" svg:height="2.5cm" svg:x="17.4cm" svg:y="9.1cm">
          <text:p text:style-name="P1">Scambi (Nazioni Industrializzate)</text:p>
          <text:p text:style-name="P1"/>
          <text:p text:style-name="P1"/>
        </draw:rect>
        <draw:ellipse draw:style-name="gr1" draw:text-style-name="P1" xml:id="id1" draw:id="id1" draw:layer="layout" svg:width="2.6cm" svg:height="2.4cm" svg:x="7.1cm" svg:y="5.4cm">
          <text:p text:style-name="P1">Index 0</text:p>
          <text:p text:style-name="P1">Father 0<text:line-break/>Children 2</text:p>
          <text:p text:style-name="P1">Priority 0</text:p>
        </draw:ellipse>
        <draw:rect draw:style-name="gr1" draw:text-style-name="P1" draw:layer="layout" svg:width="2.6cm" svg:height="2.5cm" svg:x="1.3cm" svg:y="5.4cm">
          <text:p text:style-name="P1">Index 0</text:p>
          <text:p text:style-name="P1">Father 0<text:line-break/>Children 2</text:p>
          <text:p text:style-name="P1">Priority 0</text:p>
        </draw:rect>
        <draw:rect draw:style-name="gr1" draw:text-style-name="P1" draw:layer="layout" svg:width="2.6cm" svg:height="2.5cm" svg:x="1.3cm" svg:y="7.9cm">
          <text:p text:style-name="P1">Index 1</text:p>
          <text:p text:style-name="P1">Father 3<text:line-break/>Children 0<text:line-break/>Priority 0</text:p>
        </draw:rect>
        <draw:ellipse draw:style-name="gr1" draw:text-style-name="P1" xml:id="id2" draw:id="id2" draw:layer="layout" svg:width="2.4cm" svg:height="2.2cm" svg:x="4.8cm" svg:y="7.9cm">
          <text:p text:style-name="P1">Index 2</text:p>
          <text:p text:style-name="P1">Father 0<text:line-break/>Children 0<text:line-break/>Priority 0</text:p>
        </draw:ellipse>
        <draw:ellipse draw:style-name="gr1" draw:text-style-name="P1" xml:id="id3" draw:id="id3" draw:layer="layout" svg:width="2.2cm" svg:height="2.4cm" svg:x="9.6cm" svg:y="7.6cm">
          <text:p text:style-name="P1">Index 3</text:p>
          <text:p text:style-name="P1">Father 0<text:line-break/>Children 1<text:line-break/>Priority 1</text:p>
        </draw:ellipse>
        <draw:connector draw:style-name="gr2" draw:text-style-name="P1" draw:layer="layout" draw:type="curve" svg:x1="8.4cm" svg:y1="7.8cm" svg:x2="7.2cm" svg:y2="9cm" draw:start-shape="id1" draw:start-glue-point="2" draw:end-shape="id2" svg:d="M8400 7800c0 800-400 1200-1200 1200">
          <text:p/>
        </draw:connector>
        <draw:connector draw:style-name="gr2" draw:text-style-name="P1" draw:layer="layout" draw:type="curve" svg:x1="8.4cm" svg:y1="7.8cm" svg:x2="9.6cm" svg:y2="8.8cm" draw:start-shape="id1" draw:start-glue-point="2" draw:end-shape="id3" svg:d="M8400 7800c0 667 400 1000 1200 1000">
          <text:p/>
        </draw:connector>
        <draw:ellipse draw:style-name="gr1" draw:text-style-name="P1" xml:id="id4" draw:id="id4" draw:layer="layout" svg:width="2.5cm" svg:height="2.4cm" svg:x="7.3cm" svg:y="10.7cm">
          <text:p text:style-name="P1">Index 1</text:p>
          <text:p text:style-name="P1">Father 3<text:line-break/>Children 0<text:line-break/>Priority 0</text:p>
        </draw:ellipse>
        <draw:rect draw:style-name="gr1" draw:text-style-name="P1" draw:layer="layout" svg:width="2.6cm" svg:height="2.5cm" svg:x="1.3cm" svg:y="10.4cm">
          <text:p text:style-name="P1">Index 2</text:p>
          <text:p text:style-name="P1">Father 0<text:line-break/>Children 0<text:line-break/>Priority 0</text:p>
        </draw:rect>
        <draw:rect draw:style-name="gr1" draw:text-style-name="P1" draw:layer="layout" svg:width="2.6cm" svg:height="2.5cm" svg:x="1.3cm" svg:y="12.9cm">
          <text:p text:style-name="P1">Index 3</text:p>
          <text:p text:style-name="P1">Father 0<text:line-break/>Children 1<text:line-break/>Priority 1</text:p>
        </draw:rect>
        <draw:connector draw:style-name="gr2" draw:text-style-name="P1" draw:layer="layout" draw:type="curve" svg:x1="10.7cm" svg:y1="10cm" svg:x2="9.8cm" svg:y2="11.9cm" draw:start-shape="id3" draw:start-glue-point="2" draw:end-shape="id4" draw:end-glue-point="1" svg:d="M10700 10000c0 1267-300 1900-900 1900">
          <text:p/>
        </draw:connector>
        <draw:rect draw:style-name="gr1" draw:text-style-name="P1" draw:layer="layout" svg:width="9.9cm" svg:height="2.1cm" svg:x="16.4cm" svg:y="15cm">
          <text:p text:style-name="P1">SOLDI VERI (USD, EUR, ….)</text:p>
        </draw:rect>
        <draw:custom-shape draw:style-name="gr3" draw:text-style-name="P1" draw:layer="layout" svg:width="3.8cm" svg:height="2.2cm" svg:x="19cm" svg:y="11.6cm">
          <text:p text:style-name="P1"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" draw:text-style-name="P1" draw:layer="layout" svg:width="1.9cm" svg:height="1.1cm" svg:x="20cm" svg:y="11.6cm">
          <text:p text:style-name="P1">TETHER</text:p>
        </draw:ellipse>
        <draw:rect draw:style-name="gr1" draw:text-style-name="P1" draw:layer="layout" svg:width="2.2cm" svg:height="1.2cm" svg:x="17.9cm" svg:y="10.4cm">
          <text:p text:style-name="P1">BINANCE</text:p>
        </draw:rect>
        <draw:rect draw:style-name="gr1" draw:text-style-name="P1" draw:layer="layout" svg:width="2cm" svg:height="1.2cm" svg:x="20.1cm" svg:y="10.4cm">
          <text:p text:style-name="P1">Alameda<text:line-break/>FTX</text:p>
        </draw:rect>
        <draw:rect draw:style-name="gr1" draw:text-style-name="P1" draw:layer="layout" svg:width="2cm" svg:height="1.2cm" svg:x="22.1cm" svg:y="10.4cm">
          <text:p text:style-name="P1">Bitfinex<text:line-break/>= Tether</text:p>
        </draw:rect>
        <draw:rect draw:style-name="gr1" draw:text-style-name="P1" draw:layer="layout" svg:width="1.7cm" svg:height="1.2cm" svg:x="24.1cm" svg:y="10.4cm">
          <text:p text:style-name="P1">Scambi</text:p>
        </draw:rect>
        <draw:rect draw:style-name="gr1" draw:text-style-name="P1" draw:layer="layout" svg:width="2.3cm" svg:height="1.2cm" svg:x="18.6cm" svg:y="13.8cm">
          <text:p text:style-name="P1">Silvergate</text:p>
        </draw:rect>
        <draw:rect draw:style-name="gr1" draw:text-style-name="P1" draw:layer="layout" svg:width="2.3cm" svg:height="1.2cm" svg:x="20.9cm" svg:y="13.8cm">
          <text:p text:style-name="P1">Deltec</text:p>
        </draw:rect>
        <draw:rect draw:style-name="gr1" draw:text-style-name="P1" draw:layer="layout" svg:width="12.1cm" svg:height="1.4cm" svg:x="15.6cm" svg:y="7.7cm">
          <text:p text:style-name="P1">Scambi (non KYC/AML)</text:p>
        </draw:rect>
        <draw:rect draw:style-name="gr1" draw:text-style-name="P1" draw:layer="layout" svg:width="14.6cm" svg:height="1.4cm" svg:x="14.4cm" svg:y="6.3cm">
          <text:p text:style-name="P1">Scambi (NFT/Shitcoin)</text:p>
        </draw:rect>
        <draw:ellipse draw:style-name="gr4" draw:text-style-name="P1" draw:layer="layout" svg:width="2.1cm" svg:height="0.9cm" svg:x="16.2cm" svg:y="16.1cm">
          <text:p text:style-name="P1">Ciarlatani</text:p>
        </draw:ellipse>
        <draw:ellipse draw:style-name="gr5" draw:text-style-name="P1" draw:layer="layout" svg:width="2.1cm" svg:height="0.9cm" svg:x="24.2cm" svg:y="16.1cm">
          <text:p text:style-name="P1">Polli</text:p>
        </draw:ellipse>
        <draw:line draw:style-name="gr6" draw:text-style-name="P1" draw:layer="layout" svg:x1="25.4cm" svg:y1="16.1cm" svg:x2="20.4cm" svg:y2="5.5cm">
          <text:p/>
        </draw:line>
        <draw:line draw:style-name="gr7" draw:text-style-name="P1" draw:layer="layout" svg:x1="21.9cm" svg:y1="5.7cm" svg:x2="17cm" svg:y2="16cm">
          <text:p/>
        </draw:line>
        <draw:line draw:style-name="gr2" draw:text-style-name="P1" draw:layer="layout" svg:x1="12.1cm" svg:y1="16.8cm" svg:x2="12.2cm" svg:y2="5.8cm">
          <text:p/>
        </draw:line>
        <draw:rect draw:style-name="gr1" draw:text-style-name="P1" draw:layer="layout" svg:width="1.9cm" svg:height="1cm" svg:x="12.1cm" svg:y="15.4cm">
          <text:p text:style-name="P1">Soldi<text:line-break/>Veri</text:p>
        </draw:rect>
        <draw:rect draw:style-name="gr1" draw:text-style-name="P1" draw:layer="layout" svg:width="2.9cm" svg:height="1cm" svg:x="12.1cm" svg:y="13cm">
          <text:p text:style-name="P1">Stablecoins</text:p>
        </draw:rect>
        <draw:rect draw:style-name="gr1" draw:text-style-name="P1" draw:layer="layout" svg:width="2cm" svg:height="1cm" svg:x="12.2cm" svg:y="10.4cm">
          <text:p text:style-name="P1">BTC</text:p>
        </draw:rect>
        <draw:rect draw:style-name="gr1" draw:text-style-name="P1" draw:layer="layout" svg:width="2.2cm" svg:height="1cm" svg:x="12.2cm" svg:y="8.1cm">
          <text:p text:style-name="P1">Shitcoin</text:p>
        </draw:rect>
        <draw:rect draw:style-name="gr1" draw:text-style-name="P1" draw:layer="layout" svg:width="2.2cm" svg:height="1cm" svg:x="12.2cm" svg:y="9.4cm">
          <text:p text:style-name="P1">ETH</text:p>
        </draw:rect>
        <draw:rect draw:style-name="gr1" draw:text-style-name="P1" draw:layer="layout" svg:width="1.9cm" svg:height="1cm" svg:x="12.2cm" svg:y="6.5cm">
          <text:p text:style-name="P1">NF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06T15:09:18.65</meta:creation-date>
    <dc:date>2022-12-19T09:03:24.07</dc:date>
    <meta:editing-duration>PT5H53M50S</meta:editing-duration>
    <meta:editing-cycles>79</meta:editing-cycles>
    <meta:generator>OpenOffice/4.1.7$Win32 OpenOffice.org_project/417m1$Build-9800</meta:generator>
    <meta:document-statistic meta:object-count="34"/>
  </office:meta>
</office:document-meta>
</file>